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bold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normal" officeooo:rsid="00083e2c" officeooo:paragraph-rsid="00083e2c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8pt" fo:letter-spacing="normal" fo:font-style="normal" fo:font-weight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normal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083e2c"/>
    </style:style>
    <style:style style:name="T3" style:family="text">
      <style:text-properties officeooo:rsid="00083e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MPSC250 Assignment Information Sheet</text:p>
      <text:p text:style-name="P2">You must submit an information sheet with every assignment.</text:p>
      <text:p text:style-name="P1"><text:span text:style-name="T1">Name:_________</text:span><text:span text:style-name="T2">Gary Miller</text:span><text:span text:style-name="T1">______________ Assignment #:</text:span> <text:span text:style-name="T1">_______</text:span><text:span text:style-name="T2">Lab 2</text:span><text:span text:style-name="T1">_______</text:span></text:p>
      <text:p text:style-name="P1"><text:span text:style-name="T1">Program Due Date:</text:span> <text:span text:style-name="T1">_</text:span><text:span text:style-name="T2">2-5-16</text:span><text:span text:style-name="T1">______________________</text:span></text:p>
      <text:p text:style-name="P1"><text:span text:style-name="T1">Handed in Date:</text:span> <text:span text:style-name="T1">________</text:span><text:span text:style-name="T2">2-5-16</text:span><text:span text:style-name="T1">_______________ </text:span></text:p>
      <text:p text:style-name="P2">Source code file name(s):</text:p>
      <text:p text:style-name="P2">___<text:span text:style-name="T3">FourSum.java</text:span>_________________________________________</text:p>
      <text:p text:style-name="P2">___<text:span text:style-name="T3">FourSumFast.java</text:span>_____________________________________________________________</text:p>
      <text:p text:style-name="P2">Compiled (.jar or .class) file name(s): _________<text:span text:style-name="T3">FourSum.class</text:span>_______________</text:p>
      <text:p text:style-name="P2">__________<text:span text:style-name="T3">FourSumFast.java</text:span></text:p>
      <text:p text:style-name="P2">________________________________________________________________</text:p>
      <text:p text:style-name="P1"><text:span text:style-name="T1">Does your program compile without error?:</text:span> <text:span text:style-name="T1">______</text:span><text:span text:style-name="T2">yes</text:span><text:span text:style-name="T1">_______ </text:span></text:p>
      <text:p text:style-name="P2">If not, what is/are the error(s)?:</text:p>
      <text:p text:style-name="P2">_______<text:span text:style-name="T3">N/A</text:span>_________________________________________________________</text:p>
      <text:p text:style-name="P2">________________________________________________________________</text:p>
      <text:p text:style-name="P2">________________________________________________________________</text:p>
      <text:p text:style-name="P1"><text:span text:style-name="T1">Does your program run without error?:</text:span> <text:span text:style-name="T1">_____</text:span><text:span text:style-name="T2">Yes</text:span><text:span text:style-name="T1">________ </text:span></text:p>
      <text:p text:style-name="P2">If not, what is/are the error(s) and which parts of your program run correctly?:</text:p>
      <text:p text:style-name="P2">__________<text:span text:style-name="T3">N/A</text:span>______________________________________________________</text:p>
      <text:p text:style-name="P2"><text:soft-page-break/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Additional comments (including problems and extra credit):</text:p>
      <text:p text:style-name="P4">N/A</text:p>
      <text:p text:style-name="P3">________________________________________________________________</text:p>
      <text:p text:style-name="P6">________________________________________________________________</text:p>
      <text:p text:style-name="P6">____________________________________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4:50:08.054283016</meta:creation-date>
    <dc:date>2016-02-05T14:52:08.501425924</dc:date>
    <meta:editing-duration>P0D</meta:editing-duration>
    <meta:editing-cycles>1</meta:editing-cycles>
    <meta:document-statistic meta:table-count="0" meta:image-count="0" meta:object-count="0" meta:page-count="2" meta:paragraph-count="27" meta:word-count="94" meta:character-count="1525" meta:non-whitespace-character-count="1455"/>
    <meta:generator>LibreOffice/4.2.8.2$Linux_X86_64 LibreOffice_project/420m0$Build-2</meta:generator>
  </office:meta>
</office:document-meta>
</file>